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43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<text:span text:style-name="T1">Find intersection of two strings-------</text:span></text:p>
      <text:p text:style-name="Standard"/>
      <text:p text:style-name="Standard">#include &lt;iostream&gt;</text:p>
      <text:p text:style-name="Standard">#include &lt;string&gt;</text:p>
      <text:p text:style-name="Standard">using namespace std;</text:p>
      <text:p text:style-name="Standard"/>
      <text:p text:style-name="Standard">string findIntersection(const string str1, const string str2) {</text:p>
      <text:p text:style-name="Standard"><text:s text:c="4"/>string intersection;</text:p>
      <text:p text:style-name="Standard"><text:s text:c="4"/>for (int i = 0; i &lt; str1.length(); ++i) {</text:p>
      <text:p text:style-name="Standard"><text:s text:c="8"/>char c = str1[i];</text:p>
      <text:p text:style-name="Standard"><text:s text:c="8"/>bool foundInStr2 = false;</text:p>
      <text:p text:style-name="Standard"><text:s text:c="8"/>for (int j = 0; j &lt; str2.length(); ++j) {</text:p>
      <text:p text:style-name="Standard"><text:s text:c="12"/>if (str2[j] == c) {</text:p>
      <text:p text:style-name="Standard"><text:s text:c="16"/>foundInStr2 = true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8"/>bool foundInIntersection = false;</text:p>
      <text:p text:style-name="Standard"><text:s text:c="8"/>for (int k = 0; k &lt; intersection.length(); ++k) {</text:p>
      <text:p text:style-name="Standard"><text:s text:c="12"/>if (intersection[k] == c) {</text:p>
      <text:p text:style-name="Standard"><text:s text:c="16"/>foundInIntersection = true;</text:p>
      <text:p text:style-name="Standard"><text:s text:c="16"/>break;</text:p>
      <text:p text:style-name="Standard"><text:s text:c="12"/>}</text:p>
      <text:p text:style-name="Standard"><text:s text:c="8"/>}</text:p>
      <text:p text:style-name="Standard"/>
      <text:p text:style-name="Standard"><text:s text:c="8"/>if (foundInStr2 &amp;&amp; !foundInIntersection) {</text:p>
      <text:p text:style-name="Standard"><text:s text:c="12"/>intersection += c;</text:p>
      <text:p text:style-name="Standard"><text:s text:c="8"/>}</text:p>
      <text:p text:style-name="Standard"><text:s text:c="4"/>}</text:p>
      <text:p text:style-name="Standard"/>
      <text:p text:style-name="Standard"><text:s text:c="4"/>return intersection;</text:p>
      <text:p text:style-name="Standard">}</text:p>
      <text:p text:style-name="Standard"/>
      <text:p text:style-name="Standard">int main() {</text:p>
      <text:p text:style-name="Standard"><text:s text:c="4"/>string str1, str2;</text:p>
      <text:p text:style-name="Standard"><text:s text:c="4"/>cout &lt;&lt; "Enter the first string: ";</text:p>
      <text:p text:style-name="Standard"><text:s text:c="4"/>cin &gt;&gt; str1;</text:p>
      <text:p text:style-name="Standard"><text:s text:c="4"/>cout &lt;&lt; "Enter the second string: ";</text:p>
      <text:p text:style-name="Standard"><text:s text:c="4"/>cin &gt;&gt; str2;</text:p>
      <text:p text:style-name="Standard"><text:s/>string intersection = findIntersection(str1, str2);</text:p>
      <text:p text:style-name="Standard"><text:s text:c="4"/>if (intersection.length() == 0) {</text:p>
      <text:p text:style-name="Standard"><text:s text:c="8"/>cout &lt;&lt; "There is no intersection between the strings." &lt;&lt; endl;</text:p>
      <text:p text:style-name="Standard"><text:s text:c="4"/>} else {</text:p>
      <text:p text:style-name="Standard"><text:s text:c="8"/>cout &lt;&lt; "Intersection of the strings: " &lt;&lt; intersection &lt;&lt; endl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0:07:16.991526623</meta:creation-date>
    <dc:date>2024-05-06T00:08:41.918868047</dc:date>
    <meta:editing-duration>PT1M26S</meta:editing-duration>
    <meta:editing-cycles>1</meta:editing-cycles>
    <meta:document-statistic meta:table-count="0" meta:image-count="0" meta:object-count="0" meta:page-count="1" meta:paragraph-count="42" meta:word-count="165" meta:character-count="1203" meta:non-whitespace-character-count="816"/>
    <meta:generator>LibreOffice/7.3.7.2$Linux_X86_64 LibreOffice_project/30$Build-2</meta:generator>
  </office:meta>
</office:document-meta>
</file>